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04002D6A9C37C38AF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, monospace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930f80" style:font-name="Courier 10 Pitch" fo:font-size="13.5pt" fo:letter-spacing="normal" fo:font-style="normal" fo:font-weight="normal" officeooo:rsid="0009f5e4" officeooo:paragraph-rsid="0009f5e4"/>
    </style:style>
    <style:style style:name="P2" style:family="paragraph" style:parent-style-name="Preformatted_20_Text">
      <style:text-properties fo:font-variant="normal" fo:text-transform="none" fo:color="#000000" style:font-name="Courier 10 Pitch" fo:font-size="13.5pt" fo:letter-spacing="normal" fo:font-style="normal" fo:font-weight="normal" officeooo:rsid="0009f5e4" officeooo:paragraph-rsid="0009f5e4"/>
    </style:style>
    <style:style style:name="P3" style:family="paragraph" style:parent-style-name="Preformatted_20_Text">
      <style:text-properties fo:font-variant="normal" fo:text-transform="none" fo:color="#000000" style:font-name="Courier 10 Pitch" fo:font-size="13.5pt" fo:letter-spacing="normal" fo:font-style="normal" fo:font-weight="normal" officeooo:rsid="000acd28" officeooo:paragraph-rsid="000acd28"/>
    </style:style>
    <style:style style:name="P4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000000" style:font-name="Courier 10 Pitch" fo:font-size="13.5pt" fo:letter-spacing="normal" fo:font-style="normal" fo:font-weight="bold" officeooo:rsid="0009f5e4" officeooo:paragraph-rsid="0009f5e4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09f5e4" officeooo:paragraph-rsid="0009f5e4" style:font-weight-asian="bold" style:font-weight-complex="bold"/>
    </style:style>
    <style:style style:name="P6" style:family="paragraph" style:parent-style-name="Standard">
      <style:text-properties officeooo:rsid="0008349f" officeooo:paragraph-rsid="0008349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8349f" officeooo:paragraph-rsid="0008349f" style:font-weight-asian="bold" style:font-weight-complex="bold"/>
    </style:style>
    <style:style style:name="P8" style:family="paragraph" style:parent-style-name="Standard">
      <style:text-properties officeooo:rsid="0009f5e4" officeooo:paragraph-rsid="0009f5e4"/>
    </style:style>
    <style:style style:name="P9" style:family="paragraph" style:parent-style-name="Standard">
      <style:text-properties style:font-name="Noto Mono" fo:font-size="13.5pt" officeooo:rsid="0009f5e4" officeooo:paragraph-rsid="0009f5e4" style:font-size-asian="13.5pt" style:font-size-complex="13.5pt"/>
    </style:style>
    <style:style style:name="P10" style:family="paragraph" style:parent-style-name="Standard">
      <style:text-properties officeooo:rsid="000a8d37" officeooo:paragraph-rsid="000a8d37"/>
    </style:style>
    <style:style style:name="P11" style:family="paragraph" style:parent-style-name="Standard">
      <style:text-properties officeooo:rsid="000c5ac9" officeooo:paragraph-rsid="000c5ac9"/>
    </style:style>
    <style:style style:name="P12" style:family="paragraph" style:parent-style-name="Standard">
      <style:text-properties officeooo:rsid="000d8af0" officeooo:paragraph-rsid="000d8af0"/>
    </style:style>
    <style:style style:name="P13" style:family="paragraph" style:parent-style-name="Standard">
      <style:text-properties officeooo:rsid="000d8af0" officeooo:paragraph-rsid="000da10e"/>
    </style:style>
    <style:style style:name="P14" style:family="paragraph" style:parent-style-name="Standard" style:list-style-name="L1">
      <style:text-properties officeooo:rsid="000d8af0" officeooo:paragraph-rsid="000da10e"/>
    </style:style>
    <style:style style:name="P15" style:family="paragraph" style:parent-style-name="Standard">
      <style:text-properties officeooo:rsid="000da10e" officeooo:paragraph-rsid="000da10e"/>
    </style:style>
    <style:style style:name="P16" style:family="paragraph" style:parent-style-name="Standard" style:list-style-name="L1">
      <style:text-properties officeooo:rsid="000da10e" officeooo:paragraph-rsid="000da10e"/>
    </style:style>
    <style:style style:name="P17" style:family="paragraph" style:parent-style-name="Standard" style:list-style-name="L2">
      <style:text-properties officeooo:rsid="000da10e" officeooo:paragraph-rsid="000da10e"/>
    </style:style>
    <style:style style:name="P18" style:family="paragraph" style:parent-style-name="Standard">
      <style:text-properties officeooo:rsid="000f48bb" officeooo:paragraph-rsid="000f48bb"/>
    </style:style>
    <style:style style:name="P19" style:family="paragraph" style:parent-style-name="Standard">
      <style:text-properties officeooo:rsid="000f48bb" officeooo:paragraph-rsid="0011158d"/>
    </style:style>
    <style:style style:name="P20" style:family="paragraph" style:parent-style-name="Standard">
      <style:text-properties officeooo:rsid="000f48bb" officeooo:paragraph-rsid="00124761"/>
    </style:style>
    <style:style style:name="P21" style:family="paragraph" style:parent-style-name="Standard">
      <style:text-properties officeooo:rsid="0011158d" officeooo:paragraph-rsid="0011158d"/>
    </style:style>
    <style:style style:name="P22" style:family="paragraph" style:parent-style-name="Standard">
      <style:text-properties officeooo:rsid="0012c55d" officeooo:paragraph-rsid="0012c55d"/>
    </style:style>
    <style:style style:name="P23" style:family="paragraph" style:parent-style-name="Standard" style:list-style-name="L3">
      <style:text-properties officeooo:rsid="0012c55d" officeooo:paragraph-rsid="0012c55d"/>
    </style:style>
    <style:style style:name="P24" style:family="paragraph" style:parent-style-name="Standard">
      <style:paragraph-properties fo:break-before="page"/>
      <style:text-properties officeooo:rsid="000d8af0" officeooo:paragraph-rsid="000da10e"/>
    </style:style>
    <style:style style:name="P25" style:family="paragraph" style:parent-style-name="Standard">
      <style:paragraph-properties fo:break-before="page"/>
      <style:text-properties officeooo:rsid="000f48bb" officeooo:paragraph-rsid="000f48bb"/>
    </style:style>
    <style:style style:name="P26" style:family="paragraph" style:parent-style-name="Standard">
      <style:paragraph-properties fo:break-before="page"/>
      <style:text-properties officeooo:rsid="0012c55d" officeooo:paragraph-rsid="0012c55d"/>
    </style:style>
    <style:style style:name="T1" style:family="text">
      <style:text-properties style:font-name="Noto Mono"/>
    </style:style>
    <style:style style:name="T2" style:family="text">
      <style:text-properties officeooo:rsid="000d8af0"/>
    </style:style>
    <style:style style:name="T3" style:family="text">
      <style:text-properties officeooo:rsid="000f48bb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11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tting the general population-level</text:p>
      <text:p text:style-name="P6"/>
      <text:p text:style-name="P6">Fitted assuming scenario 122 – not sensitive to this</text:p>
      <text:p text:style-name="P6"/>
      <text:p text:style-name="P6">Here HCV proportion of the gen pop is 20% - proby = 0.2</text:p>
      <text:p text:style-name="P6"/>
      <text:p text:style-name="P6">From scenario.db in /home/mrcuser/HCV_vR/HCV_Fit_inc</text:p>
      <text:p text:style-name="P6"><draw:frame draw:style-name="fr1" draw:name="Image1" text:anchor-type="char" svg:x="-0.0272in" svg:y="0.248in" svg:width="6.7083in" svg:height="0.6665in" draw:z-index="0"><draw:image xlink:href="Pictures/10000201000002840000004002D6A9C37C38AF9D.png" xlink:type="simple" xlink:show="embed" xlink:actuate="onLoad" loext:mime-type="image/png"/></draw:frame></text:p>
      <text:p text:style-name="P6"/>
      <text:p text:style-name="P10">See Appendix starting values for how the starting values are partially generated from the relevant scenario model for the PWID pop, taking only the former subjects (never failed treatment).</text:p>
      <text:p text:style-name="P10"/>
      <text:p text:style-name="P10">This is then manipulated to reflect characteristics of the general population:</text:p>
      <text:p text:style-name="P10"/>
      <text:p text:style-name="P10">Add in 1400 subjects to the acute general population (these are the yearly HCV infections via the non-infectious route, needle sticks, dialysis etc.)</text:p>
      <text:p text:style-name="P6"/>
      <text:p text:style-name="P11">The model starts at 2015 and fitted to give 20% of 3.5 million at 2016 and optimized so that the incidence is flat.</text:p>
      <text:p text:style-name="P11"/>
      <text:p text:style-name="P12">Latest version is run_gen_pop_v7.R</text:p>
      <text:p text:style-name="P12"/>
      <text:p text:style-name="P13"><text:s text:c="2"/></text:p>
      <text:p text:style-name="P24">X_GP&lt;&lt;-run_gen_pop_v7(data3()$Pgenmild,data4()$Pgenadva, -log(1-input$screening_cov/100),diagnosis_time,fcov_val,7,0,8,52/(if (input$DAA_duration_gen=="weeks8") 8 else 12))</text:p>
      <text:p text:style-name="P12"/>
      <text:p text:style-name="P15">Inputs are : <text:s/></text:p>
      <text:p text:style-name="P15"/>
      <text:list xml:id="list1399962847" text:style-name="L1">
        <text:list-item>
          <text:p text:style-name="P16"><text:span text:style-name="T2">data3()$Pgenmild</text:span></text:p>
        </text:list-item>
        <text:list-item>
          <text:p text:style-name="P16">d<text:span text:style-name="T2">ata4()$Pgenadva</text:span></text:p>
        </text:list-item>
        <text:list-item>
          <text:p text:style-name="P14">-log(1-input$screening_cov/100)</text:p>
        </text:list-item>
        <text:list-item>
          <text:p text:style-name="P14">diagnosis_time</text:p>
        </text:list-item>
        <text:list-item>
          <text:p text:style-name="P14">fcov_val</text:p>
        </text:list-item>
        <text:list-item>
          <text:p text:style-name="P16">7</text:p>
        </text:list-item>
        <text:list-item>
          <text:p text:style-name="P16">0</text:p>
        </text:list-item>
        <text:list-item>
          <text:p text:style-name="P16">8</text:p>
        </text:list-item>
        <text:list-item>
          <text:p text:style-name="P14">52/(if (input$DAA_duration_gen=="weeks8") 8 else 12)</text:p>
        </text:list-item>
      </text:list>
      <text:p text:style-name="P13"/>
      <text:p text:style-name="P15">Here the inputs are entered as a rate</text:p>
      <text:p text:style-name="P15"/>
      <text:p text:style-name="P13"><text:s text:c="2"/>data3 = eventReactive(input$early_gen,{</text:p>
      <text:p text:style-name="P13"><text:s text:c="4"/>list(Pgenmild=-log(1-input$early_gen/1000))</text:p>
      <text:p text:style-name="P13"><text:s text:c="2"/>})</text:p>
      <text:p text:style-name="P13"><text:s text:c="2"/>data4 = eventReactive(input$advan_gen,{</text:p>
      <text:p text:style-name="P13"><text:s text:c="4"/>list(Pgenadva=-log(1-input$advan_gen/1000)) # p=1-exp(rate)</text:p>
      <text:p text:style-name="P13"><text:s text:c="2"/>})</text:p>
      <text:p text:style-name="P13"/>
      <text:p text:style-name="P15">Screening coverage also entered as a rate</text:p>
      <text:p text:style-name="P15"/>
      <text:p text:style-name="P18">NOTE these rates are converted to probabilites in move_DAA_v4_gen_pop</text:p>
      <text:p text:style-name="P13"/>
      <text:p text:style-name="P15">These are:</text:p>
      <text:p text:style-name="P15"/>
      <text:list xml:id="list1721280846" text:style-name="L2">
        <text:list-item>
          <text:p text:style-name="P17">treat_cov_mild – treatment coverage of mild</text:p>
        </text:list-item>
        <text:list-item>
          <text:p text:style-name="P17">treat_cov_severe – treatment coverage of severe</text:p>
        </text:list-item>
        <text:list-item>
          <text:p text:style-name="P17">screening_cov – screening coverage</text:p>
        </text:list-item>
        <text:list-item>
          <text:p text:style-name="P17">screening_diagnosis_duration – diagnosis time</text:p>
        </text:list-item>
        <text:list-item>
          <text:p text:style-name="P17">ignore_screening - <text:span text:style-name="T3">1</text:span> for DAA only</text:p>
        </text:list-item>
        <text:list-item>
          <text:p text:style-name="P17">time_ofint_inODEunits – time of intervention</text:p>
        </text:list-item>
        <text:list-item>
          <text:p text:style-name="P17">runy – always 0 for fitting</text:p>
        </text:list-item>
        <text:list-item>
          <text:p text:style-name="P17">version_num – 8 lates version July 2021</text:p>
        </text:list-item>
        <text:list-item>
          <text:p text:style-name="P17">treatduration – treatment duration</text:p>
        </text:list-item>
      </text:list>
      <text:p text:style-name="P15"/>
      <text:p text:style-name="P18"/>
      <text:p text:style-name="P25">Parameters required</text:p>
      <text:p text:style-name="P18"/>
      <text:p text:style-name="P18">input$early_gen,input$advan_gen,input$screening_cov</text:p>
      <text:p text:style-name="P18"><text:span text:style-name="T5">input$diag_time_gen</text:span></text:p>
      <text:p text:style-name="P19"><text:span text:style-name="T5">input$fixed_coverage</text:span></text:p>
      <text:p text:style-name="P18"><text:span text:style-name="T5"/></text:p>
      <text:p text:style-name="P18"><text:span text:style-name="T5"><text:s/>if (input$fixed_coverage=="Yes"){</text:span></text:p>
      <text:p text:style-name="P18"><text:span text:style-name="T5"><text:s text:c="8"/>diagnosis_time=NA</text:span></text:p>
      <text:p text:style-name="P18"><text:span text:style-name="T5"><text:s text:c="8"/>fcov_val=1</text:span></text:p>
      <text:p text:style-name="P18"><text:span text:style-name="T5"><text:s text:c="6"/>}else{</text:span></text:p>
      <text:p text:style-name="P19"><text:span text:style-name="T5"><text:s text:c="8"/>diagnosis_time=input$diag_time_gen/12</text:span></text:p>
      <text:p text:style-name="P18"><text:span text:style-name="T5"><text:s text:c="8"/>fcov_val=0</text:span></text:p>
      <text:p text:style-name="P18"><text:span text:style-name="T5"><text:s text:c="6"/>}</text:span></text:p>
      <text:p text:style-name="P18"/>
      <text:p text:style-name="P18"/>
      <text:p text:style-name="P18">all need to be transformed as </text:p>
      <text:p text:style-name="P18"><text:span text:style-name="T4">-log(1-</text:span><text:span text:style-name="T5">input$early_gen/1000)</text:span></text:p>
      <text:p text:style-name="P18"><text:span text:style-name="T5">-</text:span><text:span text:style-name="T4">log(1-input$advan_gen</text:span><text:span text:style-name="T5">/1000)</text:span></text:p>
      <text:p text:style-name="P18"><text:span text:style-name="T5">-log(1-input$screening_cov/100)</text:span></text:p>
      <text:p text:style-name="P18"><text:span text:style-name="T5">input$diag_time_gen/12</text:span></text:p>
      <text:p text:style-name="P18"><text:span text:style-name="T5"/></text:p>
      <text:p text:style-name="P18"><text:span text:style-name="T5">7,0,8,</text:span></text:p>
      <text:p text:style-name="P18"><text:span text:style-name="T5"/></text:p>
      <text:p text:style-name="P18"><text:span text:style-name="T5">52/(if (input$DAA_duration_gen=="weeks8") 8 else 12) </text:span><text:span text:style-name="T6">this is already rate as used in compartment model</text:span></text:p>
      <text:p text:style-name="P18"><text:span text:style-name="T6"/></text:p>
      <text:p text:style-name="P21"><text:span text:style-name="T5">Return input from fit_to_data_module</text:span></text:p>
      <text:p text:style-name="P21"><text:span text:style-name="T5"/></text:p>
      <text:p text:style-name="P21"><text:span text:style-name="T5">Put into the all_intervention_module</text:span></text:p>
      <text:p text:style-name="P21"><text:span text:style-name="T5"/></text:p>
      <text:p text:style-name="P21"><text:span text:style-name="T5">Call will be run_gen_pop_v7(</text:span></text:p>
      <text:p text:style-name="P21"><text:span text:style-name="T5"/></text:p>
      <text:p text:style-name="P19"><text:span text:style-name="T4">log(1-scenario_number</text:span><text:span text:style-name="T5">$early_gen/1000),-</text:span><text:span text:style-name="T4">log(1-scenario_number$advan_gen</text:span><text:span text:style-name="T5">/1000),-log(1-scenario_number$screening_cov/100),</text:span></text:p>
      <text:p text:style-name="P19"><text:span text:style-name="T5"/></text:p>
      <text:p text:style-name="P19"><text:span text:style-name="T5">scenario_number$diag_time_gen/12,</text:span></text:p>
      <text:p text:style-name="P21"><text:span text:style-name="T5">7,0,8,</text:span></text:p>
      <text:p text:style-name="P20"><text:span text:style-name="T5">52/(if (scenario_number$DAA_duration_gen=="weeks8") 8 else 12) </text:span></text:p>
      <text:p text:style-name="P20"><text:span text:style-name="T5"/></text:p>
      <text:p text:style-name="P20"><text:span text:style-name="T5"/></text:p>
      <text:p text:style-name="P22"><text:span text:style-name="T5">Then need to replace the following figures:</text:span></text:p>
      <text:p text:style-name="P22"><text:span text:style-name="T5"/></text:p>
      <text:list xml:id="list3762328763" text:style-name="L3">
        <text:list-item>
          <text:p text:style-name="P23"><text:span text:style-name="T5">plotinci</text:span></text:p>
        </text:list-item>
        <text:list-item>
          <text:p text:style-name="P23"><text:span text:style-name="T5">plotmort</text:span></text:p>
        </text:list-item>
        <text:list-item>
          <text:p text:style-name="P23"><text:span text:style-name="T5">plotmort_num</text:span></text:p>
        </text:list-item>
        <text:list-item>
          <text:p text:style-name="P23"><text:span text:style-name="T5">plotinci_num</text:span></text:p>
        </text:list-item>
      </text:list>
      <text:p text:style-name="P22"><text:span text:style-name="T5"/></text:p>
      <text:p text:style-name="P22"><text:span text:style-name="T5"/></text:p>
      <text:p text:style-name="P22"><text:span text:style-name="T5"/></text:p>
      <text:p text:style-name="P22"><text:soft-page-break/><text:span text:style-name="T5">These are produced by </text:span></text:p>
      <text:p text:style-name="P22"><text:span text:style-name="T5"/></text:p>
      <text:p text:style-name="P22"><text:span text:style-name="T5">plot_output_incidence_new_chronic_cases_v2_all</text:span></text:p>
      <text:p text:style-name="P22"><text:span text:style-name="T5"/></text:p>
      <text:p text:style-name="P22"><text:span text:style-name="T5">and </text:span></text:p>
      <text:p text:style-name="P22"><text:span text:style-name="T5"/></text:p>
      <text:p text:style-name="P22"><text:span text:style-name="T5">plot_output_mortality_v2_all</text:span></text:p>
      <text:p text:style-name="P22"><text:span text:style-name="T5"/></text:p>
      <text:p text:style-name="P22"><text:span text:style-name="T5"/></text:p>
      <text:p text:style-name="P22"><text:span text:style-name="T5">Create new versions</text:span></text:p>
      <text:p text:style-name="P22"><text:span text:style-name="T5"/></text:p>
      <text:p text:style-name="P22"><text:span text:style-name="T5">plot_output_incidence_new_chronic_cases_v2_all_genpop</text:span></text:p>
      <text:p text:style-name="P22"><text:span text:style-name="T5"/></text:p>
      <text:p text:style-name="P22"><text:span text:style-name="T5">and</text:span></text:p>
      <text:p text:style-name="P22"><text:span text:style-name="T5"/></text:p>
      <text:p text:style-name="P22"><text:span text:style-name="T5">plot_output_mortality_v2_all_genpop</text:span></text:p>
      <text:p text:style-name="P22"><text:span text:style-name="T5"/></text:p>
      <text:p text:style-name="P26"><text:span text:style-name="T5"/></text:p>
      <text:p text:style-name="P5">Starting values for gen_pop</text:p>
      <text:p text:style-name="P8"/>
      <text:p text:style-name="P9">Load code</text:p>
      <text:p text:style-name="P9">setwd("~/HCV_vR")</text:p>
      <text:p text:style-name="P9">source("global.R")</text:p>
      <text:p text:style-name="P9">source('~/HCV_vR/R/runall_intervention_vnsp_ost_long_v3.R')</text:p>
      <text:p text:style-name="P9">source("R/runmodel_v4.R")</text:p>
      <text:p text:style-name="P9">source("R/cost_qaly_run.R")</text:p>
      <text:p text:style-name="P9">source("R/cost_qaly_run_with_treats.R")</text:p>
      <text:p text:style-name="P8"/>
      <text:p text:style-name="P1"><text:bookmark text:name="rstudio_console_output"/>s=runmodel_v4(122)</text:p>
      <text:p text:style-name="P8"/>
      <text:p text:style-name="P1"><text:bookmark text:name="rstudio_console_output1"/>saveRDS(s$X[1:180,66],"www/genpop_start_scenario122.rds")</text:p>
      <text:p text:style-name="P1"/>
      <text:p text:style-name="P3">Note col 66 is 2015</text:p>
      <text:p text:style-name="P2"/>
      <text:p text:style-name="P2">This is then loaded into fitN_v4=function(mult,proby,num_inc){ in the code run_gen_pop_v6=function(treat_cov_mild,treat_cov_severe,</text:p>
      <text:p text:style-name="P2"><text:s text:c="24"/><text:span text:style-name="T1">screening_cov</text:span>,screening_diagnosis_duration,</text:p>
      <text:p text:style-name="P2"><text:s text:c="24"/>ignore_screening,time_ofint_inODEunits,runy,</text:p>
      <text:p text:style-name="P2"><text:s text:c="24"/>version_num,</text:p>
      <text:p text:style-name="P2"><text:s text:c="24"/>treatduration){</text:p>
      <text:p text:style-name="P2"/>
      <text:p text:style-name="P2">See appendix for fitN_v4</text:p>
      <text:p text:style-name="P4">fitN_v4</text:p>
      <text:p text:style-name="P2"/>
      <text:p text:style-name="P2">fitN_v4=function(mult,proby,num_inc){</text:p>
      <text:p text:style-name="P2"/>
      <text:p text:style-name="P2">mult not used, proby is the 20% of general population that are HCV</text:p>
      <text:p text:style-name="P2"/>
      <text:p text:style-name="P2">num_inc is the number assumed to enter the acute compartment vis the non-infectious route, i.e. needle stick, dialysis etc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, monospace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1T11:42:57.497017170</meta:creation-date>
    <dc:date>2021-07-12T10:37:55.689500078</dc:date>
    <meta:editing-duration>PT21H59M11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7" meta:paragraph-count="99" meta:word-count="394" meta:character-count="3876" meta:non-whitespace-character-count="3428"/>
  </office:meta>
</office:document-meta>
</file>